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3201" officeooo:paragraph-rsid="0040320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86a17" officeooo:paragraph-rsid="00486a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86a17" officeooo:paragraph-rsid="00486a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48f77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2f3c0" officeooo:paragraph-rsid="005d250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officeooo:rsid="00403201" officeooo:paragraph-rsid="0040320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86a17" officeooo:paragraph-rsid="005d250f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45ce6d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48f77f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5d250f"/>
    </style:style>
    <style:style style:name="P13" style:family="paragraph" style:parent-style-name="Standard">
      <style:paragraph-properties fo:text-align="start" style:justify-single-word="false"/>
      <style:text-properties officeooo:paragraph-rsid="005e085a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4ae4fb" officeooo:paragraph-rsid="004ae4fb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03201" style:font-size-asian="12pt" style:font-size-complex="12pt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6178d" officeooo:paragraph-rsid="0056178d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8f77f" officeooo:paragraph-rsid="0048f77f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2f3c0" officeooo:paragraph-rsid="005d250f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253dd" officeooo:paragraph-rsid="005d250f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bold" officeooo:rsid="00486a17" officeooo:paragraph-rsid="0048f77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52dc" officeooo:paragraph-rsid="005d250f" style:font-size-asian="12pt" style:font-weight-asian="bold" style:font-size-complex="12pt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403201" officeooo:paragraph-rsid="00403201"/>
    </style:style>
    <style:style style:name="P24" style:family="paragraph" style:parent-style-name="Standard" style:list-style-name="L3">
      <style:paragraph-properties fo:text-align="start" style:justify-single-word="false"/>
      <style:text-properties officeooo:rsid="0048f77f" officeooo:paragraph-rsid="0048f77f"/>
    </style:style>
    <style:style style:name="P25" style:family="paragraph" style:parent-style-name="Standard" style:list-style-name="L4">
      <style:paragraph-properties fo:text-align="start" style:justify-single-word="false"/>
      <style:text-properties fo:font-weight="bold" officeooo:paragraph-rsid="0048f77f" style:font-weight-asian="bold" style:font-weight-complex="bold"/>
    </style:style>
    <style:style style:name="P26" style:family="paragraph" style:parent-style-name="Standard" style:list-style-name="L4">
      <style:paragraph-properties fo:text-align="start" style:justify-single-word="false"/>
      <style:text-properties officeooo:rsid="004ae4fb" officeooo:paragraph-rsid="004ae4fb"/>
    </style:style>
    <style:style style:name="P27" style:family="paragraph" style:parent-style-name="Standard" style:list-style-name="L5">
      <style:paragraph-properties fo:text-align="start" style:justify-single-word="false"/>
      <style:text-properties officeooo:rsid="004052dc" officeooo:paragraph-rsid="005d250f"/>
    </style:style>
    <style:style style:name="P28" style:family="paragraph" style:parent-style-name="Standard" style:list-style-name="L5">
      <style:paragraph-properties fo:text-align="start" style:justify-single-word="false"/>
      <style:text-properties officeooo:rsid="0057374e" officeooo:paragraph-rsid="005d250f"/>
    </style:style>
    <style:style style:name="P29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3f8d" officeooo:paragraph-rsid="005d250f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1e14" officeooo:paragraph-rsid="005d250f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e085a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e085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4bfc4" style:font-weight-asian="normal" style:font-weight-complex="normal"/>
    </style:style>
    <style:style style:name="T3" style:family="text">
      <style:text-properties fo:font-weight="normal" officeooo:rsid="0040320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ee60d" style:font-weight-asian="bold" style:font-weight-complex="bold"/>
    </style:style>
    <style:style style:name="T6" style:family="text">
      <style:text-properties fo:font-weight="bold" officeooo:rsid="0054abc3" style:font-weight-asian="bold" style:font-weight-complex="bold"/>
    </style:style>
    <style:style style:name="T7" style:family="text">
      <style:text-properties fo:font-weight="bold" officeooo:rsid="0056178d" style:font-weight-asian="bold" style:font-weight-complex="bold"/>
    </style:style>
    <style:style style:name="T8" style:family="text">
      <style:text-properties fo:font-weight="bold" officeooo:rsid="00403201" style:font-weight-asian="bold" style:font-weight-complex="bold"/>
    </style:style>
    <style:style style:name="T9" style:family="text">
      <style:text-properties fo:font-weight="bold" officeooo:rsid="00591e14" style:font-weight-asian="bold" style:font-weight-complex="bold"/>
    </style:style>
    <style:style style:name="T10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8f77f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033a8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ee60d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ae4fb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52f3c0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052dc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531475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253dd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8f77f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ee60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6178d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ab22c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53f088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5cc4b8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4052dc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4253dd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5d250f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officeooo:rsid="00486a17" style:font-size-asian="12pt" style:font-size-complex="12pt"/>
    </style:style>
    <style:style style:name="T33" style:family="text">
      <style:text-properties style:font-name="DejaVu Sans Condensed" fo:font-size="12pt" officeooo:rsid="0048f77f" style:font-size-asian="12pt" style:font-size-complex="12pt"/>
    </style:style>
    <style:style style:name="T34" style:family="text">
      <style:text-properties officeooo:rsid="0052f3c0"/>
    </style:style>
    <style:style style:name="T35" style:family="text">
      <style:text-properties officeooo:rsid="00553f8d"/>
    </style:style>
    <style:style style:name="T36" style:family="text">
      <style:text-properties officeooo:rsid="00403201"/>
    </style:style>
    <style:style style:name="T37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37">xx</text:span> - Controls</text:p>
          </table:table-cell>
          <table:table-cell table:style-name="Table1.B1" office:value-type="string">
            <text:p text:style-name="P32">2xx - Ground</text:p>
          </table:table-cell>
          <table:table-cell table:style-name="Table1.C1" office:value-type="string">
            <text:p text:style-name="P32">3xx - Flight</text:p>
          </table:table-cell>
          <table:table-cell table:style-name="Table1.B1" office:value-type="string">
            <text:p text:style-name="P32">4xx - A2A</text:p>
          </table:table-cell>
          <table:table-cell table:style-name="Table1.B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13"><text:span text:style-name="T25">3</text:span><text:span text:style-name="T28">0</text:span><text:span text:style-name="T26">1</text:span><text:span text:style-name="T24"> - </text:span><text:span text:style-name="T25">Flight - Takeoff, Landing, RWR</text:span><text:span text:style-name="T27">, </text:span><text:span text:style-name="T31">Navigation, Autopilot</text:span></text:p>
      <text:p text:style-name="P1"/>
      <text:p text:style-name="P8"><text:span text:style-name="T5">T</text:span><text:span text:style-name="T4">akeoff</text:span></text:p>
      <text:list text:style-name="L1">
        <text:list-item>
          <text:p text:style-name="P10"><text:span text:style-name="T21">F</text:span><text:span text:style-name="T22">laps</text:span><text:span text:style-name="T13"> ... </text:span><text:span text:style-name="T23">Up</text:span><text:span text:style-name="T14">.</text:span></text:p>
        </text:list-item>
        <text:list-item>
          <text:p text:style-name="P14"><text:span text:style-name="T2">B</text:span><text:span text:style-name="T1">egin takeoff run.</text:span></text:p>
        </text:list-item>
        <text:list-item>
          <text:p text:style-name="P15"><text:span text:style-name="T3">Rotate at </text:span><text:span text:style-name="T6">2</text:span><text:span text:style-name="T7">7</text:span><text:span text:style-name="T6">0 kph</text:span><text:span text:style-name="T3">.</text:span></text:p>
        </text:list-item>
      </text:list>
      <text:p text:style-name="P4"/>
      <text:p text:style-name="P2">Landing</text:p>
      <text:list text:style-name="L2">
        <text:list-item>
          <text:p text:style-name="P16">Under <text:span text:style-name="T4">400 kph</text:span>, put down <text:span text:style-name="T4">gear and flaps</text:span>.</text:p>
        </text:list-item>
        <text:list-item>
          <text:p text:style-name="P16">Landing speed ~220 to 240 kph.??</text:p>
        </text:list-item>
        <text:list-item>
          <text:p text:style-name="P17">Keep vertical speed low, landing gear is weak.</text:p>
        </text:list-item>
        <text:list-item>
          <text:p text:style-name="P23"><text:span text:style-name="T10">Use </text:span><text:span text:style-name="T19">drag chute</text:span><text:span text:style-name="T10"> if needed (</text:span><text:span text:style-name="T19">Shift-T5 down</text:span><text:span text:style-name="T10">). <text:s/></text:span><text:span text:style-name="T12">WARNING Don't press the button again until you want to drop the chute.</text:span></text:p>
        </text:list-item>
      </text:list>
      <text:p text:style-name="P5"/>
      <text:p text:style-name="P3">RWR</text:p>
      <text:list text:style-name="L3">
        <text:list-item>
          <text:p text:style-name="P18">Light in <text:span text:style-name="T4">outer ring of large circles</text:span> indicates <text:span text:style-name="T4">primary threat direction</text:span>.</text:p>
        </text:list-item>
        <text:list-item>
          <text:p text:style-name="P18">Lights in <text:span text:style-name="T4">small dots just inside those</text:span> indicates <text:span text:style-name="T4">secondary threats</text:span>.</text:p>
        </text:list-item>
        <text:list-item>
          <text:p text:style-name="P11"><text:span text:style-name="T11">Ring of </text:span><text:span text:style-name="T20">dashed lines on the inside</text:span><text:span text:style-name="T11"> indicates </text:span><text:span text:style-name="T20">range/signal strength of primary threat</text:span><text:span text:style-name="T11">, weakest is all the way to the right, and getting stronger to the left. <text:s/>Ownship marker is the triangle at the left.</text:span></text:p>
        </text:list-item>
        <text:list-item>
          <text:p text:style-name="P24"><text:span text:style-name="T10">Lights in </text:span><text:span text:style-name="T19">bottom row of dashes and letters</text:span><text:span text:style-name="T10"> is </text:span><text:span text:style-name="T19">primary (dashes)</text:span><text:span text:style-name="T10"> and </text:span><text:span text:style-name="T19">secondary (letters)</text:span><text:span text:style-name="T10"> threat:</text:span></text:p>
        </text:list-item>
      </text:list>
      <text:list text:style-name="L4">
        <text:list-item>
          <text:list>
            <text:list-item>
              <text:p text:style-name="P21"><text:s text:c="5"/>П<text:tab/><text:tab/> <text:s text:c="4"/>З<text:tab/><text:tab/> <text:s text:c="4"/>X<text:tab/><text:tab/> <text:s text:c="4"/>H<text:tab/><text:tab/> <text:s text:c="4"/>F<text:tab/><text:tab/> <text:s text:c="3"/>C</text:p>
            </text:list-item>
            <text:list-item>
              <text:p text:style-name="P25"><text:span text:style-name="T33">AI</text:span><text:span text:style-name="T32"> radar<text:tab/></text:span><text:span text:style-name="T33">LR</text:span><text:span text:style-name="T32"> radar<text:tab/></text:span><text:span text:style-name="T33">MR</text:span><text:span text:style-name="T32"> radar<text:tab/></text:span><text:span text:style-name="T33">SR</text:span><text:span text:style-name="T32"> radar<text:tab/></text:span><text:span text:style-name="T33">EW</text:span><text:span text:style-name="T32"> radar<text:tab/></text:span><text:span text:style-name="T33">AWACS</text:span></text:p>
            </text:list-item>
          </text:list>
        </text:list-item>
        <text:list-item>
          <text:p text:style-name="P26"><text:span text:style-name="T20">B</text:span><text:span text:style-name="T11"> </text:span><text:span text:style-name="T10">and </text:span><text:span text:style-name="T19">H</text:span><text:span text:style-name="T10"> lights in the center of the plane show relative elevation of primary threat. <text:s/>If both are lit, threat is co-altitude.</text:span></text:p>
        </text:list-item>
        <text:list-item>
          <text:p text:style-name="P26"><text:span text:style-name="T19">Red flashing circle</text:span><text:span text:style-name="T10"> in the center around the plane is </text:span><text:span text:style-name="T19">radar lock warning</text:span><text:span text:style-name="T10">.</text:span></text:p>
        </text:list-item>
        <text:list-item>
          <text:p text:style-name="P26"><text:span text:style-name="T10">Press </text:span><text:span text:style-name="T19">Shift-E1 press</text:span><text:span text:style-name="T10"> to toggle RWR to filter out acquisition radars.</text:span></text:p>
        </text:list-item>
      </text:list>
      <text:p text:style-name="P6"/>
      <text:p text:style-name="P22">Navigation</text:p>
      <text:list text:style-name="L5">
        <text:list-item>
          <text:p text:style-name="P27"><text:span text:style-name="T10">Press </text:span><text:span text:style-name="T19">B5</text:span><text:span text:style-name="T10"> to cycle NAV Master Modes: No Task, </text:span><text:span text:style-name="T15">En </text:span><text:span text:style-name="T10">Route, Return, and Landing.</text:span></text:p>
        </text:list-item>
        <text:list-item>
          <text:p text:style-name="P12"><text:span text:style-name="T15">Nav m</text:span><text:span text:style-name="T16">ode is indicated </text:span><text:span text:style-name="T15">in bottom left of HUD, and distance is shown in bottom center. <text:s/></text:span><text:span text:style-name="T17">Modes</text:span><text:span text:style-name="T16">:</text:span></text:p>
          <text:list>
            <text:list-item>
              <text:p text:style-name="P12"><text:span text:style-name="T29">No Task</text:span><text:span text:style-name="T16"> -- </text:span><text:span text:style-name="T15">Nothing in the HUD</text:span><text:span text:style-name="T16">.</text:span></text:p>
            </text:list-item>
            <text:list-item>
              <text:p text:style-name="P27"><text:span text:style-name="T30">En </text:span><text:span text:style-name="T19">Route</text:span><text:span text:style-name="T10"> -- </text:span><text:span text:style-name="T15">"ENR" in HUD. <text:s/></text:span><text:span text:style-name="T18">Navigates to regular pre-planned waypoints.</text:span></text:p>
            </text:list-item>
            <text:list-item>
              <text:p text:style-name="P27"><text:span text:style-name="T19">Return</text:span><text:span text:style-name="T10"> -- </text:span><text:span text:style-name="T15">"RTN" in HUD. <text:s/></text:span><text:span text:style-name="T18">Navigates to the runway approach point </text:span><text:span text:style-name="T15">for the selected airport ID (see list on next page)</text:span><text:span text:style-name="T10">.</text:span></text:p>
            </text:list-item>
            <text:list-item>
              <text:p text:style-name="P27"><text:span text:style-name="T19">Landing</text:span><text:span text:style-name="T10"> -- </text:span><text:span text:style-name="T15">"LNDG" in HUD. <text:s/></text:span><text:span text:style-name="T18">Navigates to the end of the actual runway </text:span><text:span text:style-name="T15">for the selected airport ID (see list on next page)</text:span><text:span text:style-name="T18">.</text:span></text:p>
            </text:list-item>
            <text:list-item>
              <text:p text:style-name="P28"><text:span text:style-name="T18">C</text:span><text:span text:style-name="T10">urrent waypoint can be seen in the MFD in certain modes (A2G mode and NAV modes other than No Task).</text:span></text:p>
            </text:list-item>
          </text:list>
        </text:list-item>
        <text:list-item>
          <text:p text:style-name="P19">HSI indicator also shows navigation information:</text:p>
          <text:list>
            <text:list-item>
              <text:p text:style-name="P20">Distance to the next waypoint i<text:span text:style-name="T34">n top left corner.</text:span></text:p>
            </text:list-item>
            <text:list-item>
              <text:p text:style-name="P19">Green needle with a diamond is the direct bearing to the waypoint.</text:p>
            </text:list-item>
            <text:list-item>
              <text:p text:style-name="P19">Double-line white arrow is the course deviation indicator. <text:s/>The CDI shows a bearing to get back onto the line between the previous and current waypoints, and is what the autopilot Route Following mode will follow.</text:p>
            </text:list-item>
          </text:list>
        </text:list-item>
      </text:list>
      <text:p text:style-name="P7"/>
      <text:p text:style-name="P9">Autopilot -- <text:span text:style-name="T35">WIP/TODO</text:span></text:p>
      <text:list text:style-name="L6">
        <text:list-item>
          <text:p text:style-name="P29">Press <text:span text:style-name="T4">shift-Trim Hat </text:span><text:span text:style-name="T9">d</text:span><text:span text:style-name="T4">own</text:span> for level autopilot.</text:p>
        </text:list-item>
        <text:list-item>
          <text:p text:style-name="P29">Press <text:span text:style-name="T4">shift-Trim Hat </text:span><text:span text:style-name="T9">u</text:span><text:span text:style-name="T4">p</text:span> or <text:span text:style-name="T4">shift-Trigger </text:span><text:span text:style-name="T9">2nd Stage</text:span> to disengage AP.</text:p>
        </text:list-item>
        <text:list-item>
          <text:p text:style-name="P29">You can also disengage by moving the stick more than a certain amount, but that may mess up your trim.</text:p>
        </text:list-item>
        <text:list-item>
          <text:p text:style-name="P30"><text:span text:style-name="T36">Hold </text:span><text:span text:style-name="T8">shift-Trigger 1st Stage</text:span><text:span text:style-name="T36"> to temporarily override autopilot. <text:s/>When released, autopilot will be reset to current altitude and headi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1:57:06.756000000</dc:date>
    <meta:editing-duration>PT10H4M42S</meta:editing-duration>
    <meta:editing-cycles>7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3" meta:word-count="484" meta:character-count="2617" meta:non-whitespace-character-count="2164"/>
  </office:meta>
</office:document-meta>
</file>